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gày 26/6</text:p>
      <text:p text:style-name="Standard">Báo cáo tiến độ lần 1</text:p>
      <text:p text:style-name="Standard"/>
      <text:p text:style-name="Standard">Nội dung: </text:p>
      <text:list xml:id="list2103391594" text:style-name="L1">
        <text:list-item>
          <text:p text:style-name="P1">Xây dựng các mini app demo chức năng cơ bản (gps, sms).</text:p>
        </text:list-item>
        <text:list-item>
          <text:p text:style-name="P1">Công bố github nhóm.</text:p>
        </text:list-item>
        <text:list-item>
          <text:p text:style-name="P1">Hỏi mentor tính năng sms, phone call và vấn đề tài khoản người dù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ocvu </meta:initial-creator>
    <meta:creation-date>2014-08-14T08:12:39</meta:creation-date>
    <dc:date>2014-08-14T08:15:53</dc:date>
    <dc:creator>quocvu </dc:creator>
    <meta:editing-duration>P0D</meta:editing-duration>
    <meta:editing-cycles>1</meta:editing-cycles>
    <meta:document-statistic meta:table-count="0" meta:image-count="0" meta:object-count="0" meta:page-count="1" meta:paragraph-count="6" meta:word-count="43" meta:character-count="186" meta:non-whitespace-character-count="151"/>
    <meta:generator>LibreOffice/3.5$Linux_X86_64 LibreOffice_project/350m1$Build-2</meta:generator>
  </office:meta>
</office:document-meta>
</file>